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ＭＳ 明朝'"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Times New Roman" fo:font-size="14pt" fo:language="ru" fo:country="RU" officeooo:rsid="0007a7d3" officeooo:paragraph-rsid="00115c8e" style:font-size-asian="12.25pt" style:font-size-complex="14pt"/>
    </style:style>
    <style:style style:name="P2" style:family="paragraph" style:parent-style-name="Text_20_body">
      <style:paragraph-properties fo:line-height="150%" fo:text-align="justify" style:justify-single-word="false"/>
      <style:text-properties fo:color="#000000" style:font-name="Times New Roman" fo:font-size="14pt" fo:language="ru" fo:country="RU" officeooo:rsid="0007a7d3" officeooo:paragraph-rsid="00115c8e" style:font-size-asian="12.25pt" style:font-size-complex="14pt"/>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paragraph-properties fo:text-align="justify" style:justify-single-word="false"/>
      <style:text-properties style:font-name="Times New Roman" fo:font-size="14pt" fo:language="ru" fo:country="RU" officeooo:paragraph-rsid="002522bd" style:font-size-asian="14pt" style:font-size-complex="14pt"/>
    </style:style>
    <style:style style:name="P5" style:family="paragraph" style:parent-style-name="Text_20_body">
      <style:paragraph-properties fo:text-align="justify" style:justify-single-word="false"/>
      <style:text-properties style:font-name="Times New Roman" fo:font-size="14pt" fo:language="ru" fo:country="RU" officeooo:rsid="0007a7d3" officeooo:paragraph-rsid="002e41d8"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fo:language="ru" fo:country="RU" officeooo:rsid="0007a7d3" officeooo:paragraph-rsid="0007a7d3" style:font-size-asian="12.25pt" style:font-size-complex="14pt"/>
    </style:style>
    <style:style style:name="P7" style:family="paragraph" style:parent-style-name="Standard">
      <style:paragraph-properties fo:line-height="150%" fo:text-align="justify" style:justify-single-word="false"/>
      <style:text-properties style:font-name="Times New Roman" fo:font-size="14pt" fo:language="ru" fo:country="RU" officeooo:rsid="0007a7d3" officeooo:paragraph-rsid="00168f66" style:font-size-asian="12.25pt" style:font-size-complex="14pt"/>
    </style:style>
    <style:style style:name="P8" style:family="paragraph" style:parent-style-name="Standard">
      <style:paragraph-properties fo:line-height="150%" fo:text-align="justify" style:justify-single-word="false"/>
      <style:text-properties style:font-name="Times New Roman" fo:font-size="14pt" fo:language="ru" fo:country="RU" officeooo:rsid="0007a7d3" officeooo:paragraph-rsid="001bc2b2" style:font-size-asian="12.25pt" style:font-size-complex="14pt"/>
    </style:style>
    <style:style style:name="P9" style:family="paragraph" style:parent-style-name="Standard">
      <style:paragraph-properties fo:line-height="150%" fo:text-align="justify" style:justify-single-word="false"/>
      <style:text-properties style:font-name="Times New Roman" fo:font-size="14pt" fo:language="ru" fo:country="RU" officeooo:rsid="0007a7d3" officeooo:paragraph-rsid="0014b11e" style:font-size-asian="12.25pt" style:font-size-complex="14pt"/>
    </style:style>
    <style:style style:name="P10" style:family="paragraph" style:parent-style-name="Standard">
      <style:paragraph-properties fo:line-height="150%" fo:text-align="justify" style:justify-single-word="false"/>
      <style:text-properties style:font-name="Times New Roman" fo:font-size="14pt" fo:language="ru" fo:country="RU" officeooo:rsid="0007a7d3" officeooo:paragraph-rsid="000fbb8e" style:font-size-asian="12.25pt" style:font-size-complex="14pt"/>
    </style:style>
    <style:style style:name="P11" style:family="paragraph" style:parent-style-name="Standard">
      <style:paragraph-properties fo:line-height="150%" fo:text-align="justify" style:justify-single-word="false"/>
      <style:text-properties style:font-name="Times New Roman" fo:font-size="14pt" fo:language="ru" fo:country="RU" officeooo:rsid="0007a7d3" officeooo:paragraph-rsid="0031df2c"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ru" fo:country="RU" officeooo:rsid="0007a7d3" officeooo:paragraph-rsid="0043f2e1" style:font-size-asian="12.25pt" style:font-size-complex="14pt"/>
    </style:style>
    <style:style style:name="P13" style:family="paragraph" style:parent-style-name="Standard">
      <style:paragraph-properties fo:line-height="150%"/>
      <style:text-properties style:font-name="Times New Roman" fo:font-size="14pt" fo:language="ru" fo:country="RU" officeooo:rsid="0007a7d3" officeooo:paragraph-rsid="0007a7d3" style:font-size-asian="12.25pt" style:font-size-complex="14pt"/>
    </style:style>
    <style:style style:name="P14" style:family="paragraph" style:parent-style-name="Standard">
      <style:paragraph-properties fo:line-height="150%"/>
      <style:text-properties style:font-name="Times New Roman" fo:font-size="14pt" fo:language="ru" fo:country="RU" officeooo:rsid="0007a7d3" officeooo:paragraph-rsid="0043f2e1" style:font-size-asian="12.25pt" style:font-size-complex="14pt"/>
    </style:style>
    <style:style style:name="P15" style:family="paragraph" style:parent-style-name="Standard">
      <style:paragraph-properties fo:text-align="justify" style:justify-single-word="false"/>
      <style:text-properties style:font-name="Times New Roman" fo:font-size="14pt" fo:language="ru" fo:country="RU" officeooo:rsid="0007a7d3" officeooo:paragraph-rsid="0014b11e" style:font-size-asian="12.25pt" style:font-size-complex="14pt"/>
    </style:style>
    <style:style style:name="P16" style:family="paragraph" style:parent-style-name="Standard">
      <style:text-properties style:font-name="Times New Roman" fo:font-size="14pt" fo:language="ru" fo:country="RU" officeooo:rsid="0007a7d3" officeooo:paragraph-rsid="0007a7d3" style:font-size-asian="12.25pt" style:font-size-complex="14pt"/>
    </style:style>
    <style:style style:name="P17" style:family="paragraph" style:parent-style-name="Standard">
      <style:paragraph-properties fo:line-height="150%"/>
      <style:text-properties style:font-name="Times New Roman" fo:font-size="14pt" fo:language="ru" fo:country="RU" officeooo:rsid="000c7a80" officeooo:paragraph-rsid="000c7a80" style:font-size-asian="12.25pt" style:font-size-complex="14pt"/>
    </style:style>
    <style:style style:name="P18" style:family="paragraph" style:parent-style-name="Standard">
      <style:paragraph-properties fo:line-height="150%"/>
      <style:text-properties style:font-name="Times New Roman" fo:font-size="14pt" fo:language="ru" fo:country="RU" officeooo:rsid="000c7a80" officeooo:paragraph-rsid="003b4074" style:font-size-asian="12.25pt" style:font-size-complex="14pt"/>
    </style:style>
    <style:style style:name="P19" style:family="paragraph" style:parent-style-name="Standard">
      <style:paragraph-properties fo:line-height="150%"/>
      <style:text-properties style:font-name="Times New Roman" fo:font-size="14pt" fo:language="ru" fo:country="RU" officeooo:rsid="000c7a80" officeooo:paragraph-rsid="003c88cd" style:font-size-asian="12.25pt" style:font-size-complex="14pt"/>
    </style:style>
    <style:style style:name="P20" style:family="paragraph" style:parent-style-name="Standard">
      <style:paragraph-properties fo:line-height="150%"/>
      <style:text-properties style:font-name="Times New Roman" fo:font-size="14pt" fo:language="ru" fo:country="RU" officeooo:rsid="000c7a80" officeooo:paragraph-rsid="003e6044" style:font-size-asian="12.25pt" style:font-size-complex="14pt"/>
    </style:style>
    <style:style style:name="P21" style:family="paragraph" style:parent-style-name="Standard">
      <style:paragraph-properties fo:line-height="150%"/>
      <style:text-properties style:font-name="Times New Roman" fo:font-size="14pt" fo:language="ru" fo:country="RU" officeooo:rsid="000c7a80" officeooo:paragraph-rsid="003fda31" style:font-size-asian="12.25pt" style:font-size-complex="14pt"/>
    </style:style>
    <style:style style:name="P22" style:family="paragraph" style:parent-style-name="Standard">
      <style:paragraph-properties fo:line-height="150%"/>
      <style:text-properties style:font-name="Times New Roman" fo:font-size="14pt" fo:language="ru" fo:country="RU" officeooo:rsid="000c7a80" officeooo:paragraph-rsid="00491c11" style:font-size-asian="12.25pt" style:font-size-complex="14pt"/>
    </style:style>
    <style:style style:name="P23" style:family="paragraph" style:parent-style-name="Standard">
      <style:paragraph-properties fo:line-height="150%" fo:text-align="center" style:justify-single-word="false"/>
      <style:text-properties style:font-name="Times New Roman" fo:font-size="14pt" fo:language="ru" fo:country="RU" officeooo:rsid="002fba99" officeooo:paragraph-rsid="002fba99" style:font-size-asian="12.25pt" style:font-size-complex="14pt"/>
    </style:style>
    <style:style style:name="P24" style:family="paragraph" style:parent-style-name="Standard">
      <style:paragraph-properties fo:line-height="150%" fo:text-align="justify" style:justify-single-word="false"/>
      <style:text-properties style:font-name="Times New Roman" fo:font-size="14pt" fo:language="ru" fo:country="RU" officeooo:rsid="0007a7d3" officeooo:paragraph-rsid="00168f66" style:font-size-asian="14pt" style:font-size-complex="14pt"/>
    </style:style>
    <style:style style:name="P25" style:family="paragraph" style:parent-style-name="Standard">
      <style:paragraph-properties fo:line-height="150%" fo:text-align="justify" style:justify-single-word="false"/>
      <style:text-properties style:font-name="Times New Roman" fo:font-size="14pt" fo:language="ru" fo:country="RU" officeooo:paragraph-rsid="002684ae"/>
    </style:style>
    <style:style style:name="P26" style:family="paragraph" style:parent-style-name="Standard">
      <style:paragraph-properties fo:line-height="150%" fo:text-align="justify" style:justify-single-word="false"/>
      <style:text-properties style:font-name="Times New Roman" fo:font-size="14pt" fo:language="ru" fo:country="RU" officeooo:paragraph-rsid="0035cb92"/>
    </style:style>
    <style:style style:name="P27" style:family="paragraph" style:parent-style-name="Standard">
      <style:paragraph-properties fo:line-height="150%"/>
      <style:text-properties style:font-name="Times New Roman" fo:font-size="14pt" fo:language="en" fo:country="US" officeooo:rsid="003b4074" officeooo:paragraph-rsid="003b4074" style:font-size-asian="12.25pt" style:font-size-complex="14pt"/>
    </style:style>
    <style:style style:name="P28" style:family="paragraph" style:parent-style-name="Standard">
      <style:paragraph-properties fo:line-height="150%"/>
      <style:text-properties style:font-name="Courier New" fo:font-size="12pt" fo:language="ru" fo:country="RU" officeooo:rsid="0007a7d3" officeooo:paragraph-rsid="0007a7d3" style:font-size-asian="12pt" style:font-size-complex="12pt"/>
    </style:style>
    <style:style style:name="P29" style:family="paragraph" style:parent-style-name="Standard">
      <style:text-properties style:font-name="Courier New" fo:font-size="10pt" fo:language="ru" fo:country="RU" officeooo:rsid="0007a7d3" officeooo:paragraph-rsid="0007a7d3" style:font-size-asian="10pt" style:font-size-complex="10pt"/>
    </style:style>
    <style:style style:name="P30" style:family="paragraph" style:parent-style-name="Standard">
      <style:paragraph-properties fo:text-align="justify" style:justify-single-word="false"/>
      <style:text-properties style:font-name="Courier New" fo:font-size="10pt" fo:language="ru" fo:country="RU" officeooo:rsid="0007a7d3" officeooo:paragraph-rsid="0007a7d3" style:font-size-asian="10pt" style:font-size-complex="10pt"/>
    </style:style>
    <style:style style:name="P31" style:family="paragraph" style:parent-style-name="Standard">
      <style:text-properties style:font-name="Courier New" fo:font-size="10pt" fo:language="ru" fo:country="RU" officeooo:rsid="0028c2af" officeooo:paragraph-rsid="0028c2af" style:font-size-asian="10pt" style:font-size-complex="10pt"/>
    </style:style>
    <style:style style:name="P32" style:family="paragraph" style:parent-style-name="Standard">
      <style:text-properties style:font-name="Courier New" fo:font-size="10pt" fo:language="ru" fo:country="RU" officeooo:rsid="00283211" officeooo:paragraph-rsid="00283211" style:font-size-asian="10pt" style:font-size-complex="10pt"/>
    </style:style>
    <style:style style:name="P33" style:family="paragraph" style:parent-style-name="Standard">
      <style:paragraph-properties fo:line-height="150%"/>
      <style:text-properties fo:language="ru" fo:country="RU" officeooo:paragraph-rsid="0007a7d3"/>
    </style:style>
    <style:style style:name="P34" style:family="paragraph" style:parent-style-name="Standard">
      <style:paragraph-properties fo:line-height="150%" fo:text-align="justify" style:justify-single-word="false"/>
      <style:text-properties fo:language="ru" fo:country="RU" officeooo:paragraph-rsid="00168f66"/>
    </style:style>
    <style:style style:name="P35" style:family="paragraph" style:parent-style-name="Standard">
      <style:paragraph-properties fo:line-height="150%"/>
      <style:text-properties officeooo:paragraph-rsid="0041d3ec"/>
    </style:style>
    <style:style style:name="P36" style:family="paragraph" style:parent-style-name="Standard">
      <style:paragraph-properties fo:line-height="150%"/>
      <style:text-properties officeooo:paragraph-rsid="00491c11"/>
    </style:style>
    <style:style style:name="P37" style:family="paragraph" style:parent-style-name="Affiliation">
      <style:text-properties style:font-name="Times New Roman" fo:font-size="14pt" fo:language="ru" fo:country="RU" style:text-underline-style="none" officeooo:rsid="0007a7d3" officeooo:paragraph-rsid="0013bb2f" style:font-size-asian="12.25pt" style:font-size-complex="14pt"/>
    </style:style>
    <style:style style:name="P38" style:family="paragraph" style:parent-style-name="Footnote">
      <style:text-properties style:font-name="Times New Roman" fo:language="ru" fo:country="RU" officeooo:paragraph-rsid="001acee8"/>
    </style:style>
    <style:style style:name="P39" style:family="paragraph" style:parent-style-name="Table_20_Contents">
      <style:paragraph-properties fo:text-align="justify" style:justify-single-word="false"/>
      <style:text-properties style:font-name="Times New Roman" fo:font-size="14pt"/>
    </style:style>
    <style:style style:name="P40" style:family="paragraph" style:parent-style-name="Table_20_Contents">
      <style:paragraph-properties fo:text-align="center" style:justify-single-word="false"/>
      <style:text-properties style:font-name="Times New Roman" fo:font-size="14pt" officeooo:rsid="0033577c" officeooo:paragraph-rsid="0033577c"/>
    </style:style>
    <style:style style:name="P41" style:family="paragraph" style:parent-style-name="Footnote">
      <style:text-properties fo:language="ru" fo:country="RU" officeooo:paragraph-rsid="004a89cf"/>
    </style:style>
    <style:style style:name="P42" style:family="paragraph" style:parent-style-name="Standard" style:master-page-name="Standard">
      <style:paragraph-properties fo:text-align="center" style:justify-single-word="false" style:page-number="auto"/>
      <style:text-properties fo:color="#000000" style:font-name="Times New Roman" fo:font-size="18pt" fo:language="ru" fo:country="RU" style:text-underline-style="none" fo:font-weight="bold" officeooo:rsid="0007a7d3" officeooo:paragraph-rsid="0013bb2f" style:font-size-asian="18pt" style:font-weight-asian="bold" style:font-size-complex="18pt" style:font-weight-complex="bold"/>
    </style:style>
    <style:style style:name="P43" style:family="paragraph" style:parent-style-name="Standard" style:list-style-name="L2">
      <style:paragraph-properties fo:line-height="150%" fo:text-align="justify" style:justify-single-word="false"/>
      <style:text-properties style:font-name="Times New Roman" fo:font-size="14pt" fo:language="ru" fo:country="RU" officeooo:rsid="0007a7d3" officeooo:paragraph-rsid="000f1cfd" style:font-size-asian="14pt" style:font-size-complex="14pt"/>
    </style:style>
    <style:style style:name="P44" style:family="paragraph" style:parent-style-name="Standard" style:list-style-name="L2">
      <style:paragraph-properties fo:line-height="150%" fo:text-align="justify" style:justify-single-word="false"/>
      <style:text-properties style:font-name="Times New Roman" fo:font-size="14pt" fo:language="ru" fo:country="RU" officeooo:rsid="0007a7d3" officeooo:paragraph-rsid="00168f66" style:font-size-asian="14pt" style:font-size-complex="14pt"/>
    </style:style>
    <style:style style:name="P45" style:family="paragraph" style:parent-style-name="Standard" style:list-style-name="L3">
      <style:paragraph-properties fo:line-height="150%" fo:text-align="justify" style:justify-single-word="false"/>
      <style:text-properties style:font-name="Times New Roman" fo:font-size="14pt" fo:language="ru" fo:country="RU" officeooo:rsid="0007a7d3" officeooo:paragraph-rsid="000f1cfd" style:font-size-asian="12.25pt" style:font-size-complex="14pt"/>
    </style:style>
    <style:style style:name="P46" style:family="paragraph" style:parent-style-name="Standard" style:list-style-name="L4">
      <style:paragraph-properties fo:line-height="150%" fo:text-align="justify" style:justify-single-word="false"/>
      <style:text-properties style:font-name="Times New Roman" fo:font-size="14pt" fo:language="ru" fo:country="RU" officeooo:rsid="0007a7d3" officeooo:paragraph-rsid="000f1cfd" style:font-size-asian="12.25pt" style:font-size-complex="14pt"/>
    </style:style>
    <style:style style:name="P47" style:family="paragraph" style:parent-style-name="Standard" style:list-style-name="L4">
      <style:paragraph-properties fo:line-height="150%" fo:text-align="justify" style:justify-single-word="false"/>
      <style:text-properties style:font-name="Times New Roman" fo:font-size="14pt" fo:language="ru" fo:country="RU" officeooo:rsid="0007a7d3" officeooo:paragraph-rsid="00168f66" style:font-size-asian="12.25pt" style:font-size-complex="14pt"/>
    </style:style>
    <style:style style:name="P48" style:family="paragraph" style:parent-style-name="Standard">
      <style:paragraph-properties fo:line-height="150%" fo:text-align="justify" style:justify-single-word="false"/>
      <style:text-properties style:font-name="Times New Roman" fo:font-size="14pt" fo:language="en" fo:country="US" officeooo:rsid="00458533" officeooo:paragraph-rsid="004a4299" style:font-size-asian="12.25pt" style:font-size-complex="14pt"/>
    </style:style>
    <style:style style:name="P49" style:family="paragraph" style:parent-style-name="Author" style:list-style-name="L1">
      <style:text-properties fo:font-size="14pt" fo:language="ru" fo:country="RU" officeooo:paragraph-rsid="002b28cf" style:font-size-asian="14pt" style:font-size-complex="14pt"/>
    </style:style>
    <style:style style:name="T1" style:family="text">
      <style:text-properties style:font-name="Times New Roman" fo:font-size="14pt" officeooo:rsid="0007a7d3" style:font-size-asian="12.25pt" style:font-size-complex="14pt"/>
    </style:style>
    <style:style style:name="T2" style:family="text">
      <style:text-properties style:font-name="Times New Roman" fo:font-size="14pt" officeooo:rsid="00294c89" style:font-size-asian="12.25pt" style:font-size-complex="14pt"/>
    </style:style>
    <style:style style:name="T3" style:family="text">
      <style:text-properties style:font-name="Times New Roman" fo:font-size="14pt" style:font-size-asian="14pt" style:font-size-complex="14pt"/>
    </style:style>
    <style:style style:name="T4" style:family="text">
      <style:text-properties style:font-name="Times New Roman" fo:font-size="14pt" officeooo:rsid="0007a7d3" style:font-size-asian="14pt" style:font-size-complex="14pt"/>
    </style:style>
    <style:style style:name="T5" style:family="text">
      <style:text-properties style:font-name="Times New Roman" fo:font-size="14pt" officeooo:rsid="00373eb7" style:font-size-asian="14pt" style:font-size-complex="14pt"/>
    </style:style>
    <style:style style:name="T6" style:family="text">
      <style:text-properties style:font-name="Times New Roman" fo:font-size="14pt" fo:language="ru" fo:country="RU" officeooo:rsid="000c7a80" style:font-size-asian="12.25pt" style:font-size-complex="14pt"/>
    </style:style>
    <style:style style:name="T7" style:family="text">
      <style:text-properties style:font-name="Times New Roman" fo:font-size="14pt" fo:language="ru" fo:country="RU" fo:font-style="italic" officeooo:rsid="000c7a80" style:font-size-asian="12.25pt" style:font-style-asian="italic" style:font-size-complex="14pt" style:font-style-complex="italic"/>
    </style:style>
    <style:style style:name="T8" style:family="text">
      <style:text-properties style:font-name="Times New Roman" fo:font-size="14pt" fo:language="en" fo:country="US" officeooo:rsid="0041d3ec" style:font-size-asian="12.25pt" style:font-size-complex="14pt"/>
    </style:style>
    <style:style style:name="T9" style:family="text">
      <style:text-properties style:font-name="Times New Roman" style:font-name-asian="MS Mincho"/>
    </style:style>
    <style:style style:name="T10" style:family="text">
      <style:text-properties style:font-name="Times New Roman" style:font-size-asian="14pt"/>
    </style:style>
    <style:style style:name="T11" style:family="text">
      <style:text-properties style:font-name="Times New Roman" officeooo:rsid="003e6044" style:font-size-asian="14pt"/>
    </style:style>
    <style:style style:name="T12" style:family="text">
      <style:text-properties style:font-name="Times New Roman" fo:language="en" fo:country="US" officeooo:rsid="004a89cf" style:font-name-asian="MS Mincho"/>
    </style:style>
    <style:style style:name="T13" style:family="text">
      <style:text-properties fo:color="#000000" style:font-name="Times New Roman" fo:font-size="14pt" style:font-size-asian="14pt" style:font-size-complex="14pt"/>
    </style:style>
    <style:style style:name="T14" style:family="text">
      <style:text-properties fo:color="#000000" style:font-name="Times New Roman" fo:font-size="14pt" officeooo:rsid="002126ae" style:font-size-asian="14pt" style:font-size-complex="14pt"/>
    </style:style>
    <style:style style:name="T15" style:family="text">
      <style:text-properties fo:color="#000000" fo:font-size="12pt" style:text-underline-style="none" fo:font-weight="normal" officeooo:rsid="0007a7d3" style:font-name-asian="MS Mincho" style:font-size-asian="12pt" style:font-weight-asian="normal" style:font-size-complex="12pt" style:font-weight-complex="normal"/>
    </style:style>
    <style:style style:name="T16" style:family="text">
      <style:text-properties fo:color="#000000" style:font-size-asian="12.25pt"/>
    </style:style>
    <style:style style:name="T17" style:family="text">
      <style:text-properties fo:color="#000000" fo:font-weight="bold" style:font-size-asian="12.25pt" style:font-weight-asian="bold" style:font-weight-complex="bold"/>
    </style:style>
    <style:style style:name="T18" style:family="text">
      <style:text-properties fo:color="#000000" fo:font-weight="bold" officeooo:rsid="0030dad0" style:font-size-asian="12.25pt" style:font-weight-asian="bold" style:font-weight-complex="bold"/>
    </style:style>
    <style:style style:name="T19" style:family="text">
      <style:text-properties fo:color="#000000" fo:font-weight="bold" officeooo:rsid="00349ce5" style:font-size-asian="12.25pt"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01acee8" style:font-weight-asian="bold" style:font-weight-complex="bold"/>
    </style:style>
    <style:style style:name="T22" style:family="text">
      <style:text-properties fo:font-weight="bold" officeooo:rsid="002fba99" style:font-weight-asian="bold" style:font-weight-complex="bold"/>
    </style:style>
    <style:style style:name="T23" style:family="text">
      <style:text-properties fo:font-weight="bold" officeooo:rsid="0030dad0" style:font-weight-asian="bold" style:font-weight-complex="bold"/>
    </style:style>
    <style:style style:name="T24" style:family="text">
      <style:text-properties fo:font-weight="bold" officeooo:rsid="0031df2c" style:font-weight-asian="bold" style:font-weight-complex="bold"/>
    </style:style>
    <style:style style:name="T25" style:family="text">
      <style:text-properties fo:font-weight="bold" officeooo:rsid="00349ce5" style:font-weight-asian="bold" style:font-weight-complex="bold"/>
    </style:style>
    <style:style style:name="T26" style:family="text">
      <style:text-properties fo:font-weight="bold" officeooo:rsid="0035a630" style:font-weight-asian="bold" style:font-weight-complex="bold"/>
    </style:style>
    <style:style style:name="T27" style:family="text">
      <style:text-properties fo:font-weight="bold" officeooo:rsid="0035cb92" style:font-weight-asian="bold" style:font-weight-complex="bold"/>
    </style:style>
    <style:style style:name="T28" style:family="text">
      <style:text-properties fo:font-weight="bold" officeooo:rsid="0007a7d3" style:font-size-asian="12.25pt" style:font-weight-asian="bold" style:font-size-complex="14pt" style:font-weight-complex="bold"/>
    </style:style>
    <style:style style:name="T29" style:family="text">
      <style:text-properties fo:font-weight="bold" officeooo:rsid="002fba99" style:font-size-asian="12.25pt" style:font-weight-asian="bold" style:font-size-complex="14pt" style:font-weight-complex="bold"/>
    </style:style>
    <style:style style:name="T30" style:family="text">
      <style:text-properties style:font-name-asian="MS Mincho"/>
    </style:style>
    <style:style style:name="T31" style:family="text">
      <style:text-properties style:font-name-asian="MS Mincho" style:language-asian="en" style:country-asian="US"/>
    </style:style>
    <style:style style:name="T32" style:family="text">
      <style:text-properties officeooo:rsid="001acee8" style:font-name-asian="MS Mincho" style:language-asian="en" style:country-asian="US"/>
    </style:style>
    <style:style style:name="T33" style:family="text">
      <style:text-properties fo:font-variant="normal" fo:text-transform="none" fo:color="#000000" style:font-name="Times New Roman" fo:letter-spacing="normal" fo:font-style="normal" fo:font-weight="normal" officeooo:rsid="002e41d8" style:font-size-asian="14pt"/>
    </style:style>
    <style:style style:name="T34" style:family="text">
      <style:text-properties fo:font-variant="normal" fo:text-transform="none" fo:color="#000000" style:font-name="Times New Roman" fo:letter-spacing="normal" fo:language="en" fo:country="US" fo:font-style="normal" fo:font-weight="normal" officeooo:rsid="003e6044" style:font-size-asian="14pt"/>
    </style:style>
    <style:style style:name="T35" style:family="text">
      <style:text-properties fo:font-variant="normal" fo:text-transform="none" fo:color="#000000" fo:letter-spacing="normal" fo:font-style="normal" fo:font-weight="normal"/>
    </style:style>
    <style:style style:name="T36" style:family="text">
      <style:text-properties officeooo:rsid="0007a7d3" style:font-size-asian="12.25pt" style:font-size-complex="14pt"/>
    </style:style>
    <style:style style:name="T37" style:family="text">
      <style:text-properties officeooo:rsid="0035cb92" style:font-size-asian="12.25pt" style:font-size-complex="14pt"/>
    </style:style>
    <style:style style:name="T38" style:family="text">
      <style:text-properties officeooo:rsid="0031df2c" style:font-size-asian="12.25pt" style:font-size-complex="14pt"/>
    </style:style>
    <style:style style:name="T39" style:family="text">
      <style:text-properties officeooo:rsid="0028c2af"/>
    </style:style>
    <style:style style:name="T40" style:family="text">
      <style:text-properties officeooo:rsid="00294c89"/>
    </style:style>
    <style:style style:name="T41" style:family="text">
      <style:text-properties officeooo:rsid="001acee8"/>
    </style:style>
    <style:style style:name="T42" style:family="text">
      <style:text-properties officeooo:rsid="002e41d8"/>
    </style:style>
    <style:style style:name="T43" style:family="text">
      <style:text-properties officeooo:rsid="002fba99"/>
    </style:style>
    <style:style style:name="T44" style:family="text">
      <style:text-properties officeooo:rsid="0031df2c"/>
    </style:style>
    <style:style style:name="T45" style:family="text">
      <style:text-properties officeooo:rsid="00373eb7"/>
    </style:style>
    <style:style style:name="T46" style:family="text">
      <style:text-properties officeooo:rsid="003801af"/>
    </style:style>
    <style:style style:name="T47" style:family="text">
      <style:text-properties officeooo:rsid="00397bdf"/>
    </style:style>
    <style:style style:name="T48" style:family="text">
      <style:text-properties fo:language="en" fo:country="US" officeooo:rsid="003b4074"/>
    </style:style>
    <style:style style:name="T49" style:family="text">
      <style:text-properties fo:language="en" fo:country="US" fo:font-style="italic" officeooo:rsid="003b4074" style:font-style-asian="italic" style:font-style-complex="italic"/>
    </style:style>
    <style:style style:name="T50" style:family="text">
      <style:text-properties fo:language="en" fo:country="US" fo:font-style="italic" officeooo:rsid="003c88cd" style:font-style-asian="italic" style:font-style-complex="italic"/>
    </style:style>
    <style:style style:name="T51" style:family="text">
      <style:text-properties fo:language="en" fo:country="US" fo:font-style="italic" officeooo:rsid="003e6044" style:font-style-asian="italic" style:font-style-complex="italic"/>
    </style:style>
    <style:style style:name="T52" style:family="text">
      <style:text-properties fo:language="en" fo:country="US" fo:font-style="italic" officeooo:rsid="0042a00e" style:font-style-asian="italic" style:font-style-complex="italic"/>
    </style:style>
    <style:style style:name="T53" style:family="text">
      <style:text-properties fo:language="en" fo:country="US" officeooo:rsid="003c88cd"/>
    </style:style>
    <style:style style:name="T54" style:family="text">
      <style:text-properties fo:language="en" fo:country="US" officeooo:rsid="003e6044"/>
    </style:style>
    <style:style style:name="T55" style:family="text">
      <style:text-properties fo:language="en" fo:country="US" officeooo:rsid="003fda31"/>
    </style:style>
    <style:style style:name="T56" style:family="text">
      <style:text-properties fo:language="en" fo:country="US" officeooo:rsid="0042a00e"/>
    </style:style>
    <style:style style:name="T57" style:family="text">
      <style:text-properties fo:language="en" fo:country="US" fo:font-weight="bold" officeooo:rsid="0043f2e1" style:font-weight-asian="bold" style:font-weight-complex="bold"/>
    </style:style>
    <style:style style:name="T58" style:family="text">
      <style:text-properties fo:language="en" fo:country="US" officeooo:rsid="0043f2e1"/>
    </style:style>
    <style:style style:name="T59" style:family="text">
      <style:text-properties fo:language="en" fo:country="US" officeooo:rsid="00491c11"/>
    </style:style>
    <style:style style:name="T60" style:family="text">
      <style:text-properties fo:language="en" fo:country="US" officeooo:rsid="004a4299"/>
    </style:style>
    <style:style style:name="T61" style:family="text">
      <style:text-properties fo:language="en" fo:country="US" style:font-name-asian="MS Mincho"/>
    </style:style>
    <style:style style:name="T62" style:family="text">
      <style:text-properties fo:language="en" fo:country="US" style:font-name-asian="MS Mincho" style:language-asian="en" style:country-asian="US"/>
    </style:style>
    <style:style style:name="T63" style:family="text">
      <style:text-properties fo:language="en" fo:country="US" officeooo:rsid="001acee8" style:font-name-asian="MS Mincho" style:language-asian="en" style:country-asian="US"/>
    </style:style>
    <style:style style:name="T64" style:family="text">
      <style:text-properties fo:language="en" fo:country="US" officeooo:rsid="004a89cf" style:font-name-asian="MS Mincho" style:language-asian="en" style:country-asian="US"/>
    </style:style>
    <style:style style:name="T65" style:family="text">
      <style:text-properties fo:language="en" fo:country="US" officeooo:rsid="004a89cf" style:font-name-asian="MS Mincho"/>
    </style:style>
    <style:style style:name="T66" style:family="text">
      <style:text-properties fo:font-style="italic" style:font-style-asian="italic" style:font-style-complex="italic"/>
    </style:style>
    <style:style style:name="T67" style:family="text">
      <style:text-properties fo:font-style="italic" officeooo:rsid="003b4074" style:font-style-asian="italic" style:font-style-complex="italic"/>
    </style:style>
    <style:style style:name="T68" style:family="text">
      <style:text-properties fo:font-style="italic" officeooo:rsid="002e41d8" style:font-style-asian="italic" style:font-style-complex="italic"/>
    </style:style>
    <style:style style:name="T69" style:family="text">
      <style:text-properties fo:font-style="italic" officeooo:rsid="0042a00e" style:font-style-asian="italic" style:font-style-complex="italic"/>
    </style:style>
    <style:style style:name="T70" style:family="text">
      <style:text-properties officeooo:rsid="003c88cd"/>
    </style:style>
    <style:style style:name="T71" style:family="text">
      <style:text-properties fo:font-weight="normal" style:font-weight-asian="normal" style:font-weight-complex="normal"/>
    </style:style>
    <style:style style:name="T72" style:family="text">
      <style:text-properties fo:font-weight="normal" officeooo:rsid="0045c7a9" style:font-weight-asian="normal" style:font-weight-complex="normal"/>
    </style:style>
    <style:style style:name="T73" style:family="text">
      <style:text-properties officeooo:rsid="003fda31"/>
    </style:style>
    <style:style style:name="T74" style:family="text">
      <style:text-properties officeooo:rsid="0042a00e"/>
    </style:style>
    <style:style style:name="T75" style:family="text">
      <style:text-properties officeooo:rsid="004585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ОБОБЩЁННЫЙ ТАБЛИЧНЫЙ LL-АНАЛИЗ</text:p>
      <text:list xml:id="list6399353554738124750" text:style-name="L1">
        <text:list-header>
          <text:p text:style-name="P49"><text:span text:style-name="T64">S</text:span><text:span text:style-name="T32">. </text:span><text:span text:style-name="T64">V</text:span><text:span text:style-name="T32">. </text:span><text:span text:style-name="T64">Grigorev</text:span><text:span text:style-name="T32"><text:note text:id="ftn1" text:note-class="footnote"><text:note-citation>1</text:note-citation><text:note-body><text:p text:style-name="P38"><text:s/><text:span text:style-name="T65">Saint-Petersburg State University</text:span><text:span text:style-name="T30">, </text:span><text:span text:style-name="T15">Semen.Grigorev@jetbrains.com</text:span></text:p></text:note-body></text:note></text:span><text:span text:style-name="T32">, </text:span><text:span text:style-name="T64">A</text:span><text:span text:style-name="T32">. </text:span><text:span text:style-name="T64">K</text:span><text:span text:style-name="T32">. </text:span><text:span text:style-name="T64">Ragozina</text:span><text:span text:style-name="T31"><text:note text:id="ftn2" text:note-class="footnote"><text:note-citation>2</text:note-citation><text:note-body><text:p text:style-name="P41"><text:s/><text:span text:style-name="T12">Saint-Petersburg State University</text:span><text:span text:style-name="T9">, ragozina.anastasiya@gmail.com</text:span></text:p></text:note-body></text:note></text:span><text:span text:style-name="T32"> </text:span></text:p>
        </text:list-header>
      </text:list>
      <text:p text:style-name="P37"><text:bookmark text:name="__DdeLink__8_1131702856"/></text:p>
      <text:p text:style-name="P48"><text:span text:style-name="T20">Abstract:</text:span><text:span text:style-name="T71"> Syntax analysis is an important step of the code analysis. The problem is the grammars have to be in form which are deterministic, or at least near-deterministic for the chosen parsing technique. Generalised parsing algorithms—Generalised LR and Generalised LL (GLR, GLL)—allow to remove these restrictions. Abstract analysis allow to parse embedded languages for supporting them in IDE, reengineering </text:span><text:span text:style-name="T72">tasks </text:span><text:span text:style-name="T71">or finding vulnerabilities (SQL-injection). Abstract synta</text:span><text:span text:style-name="T72">x</text:span><text:span text:style-name="T71"> analysis </text:span><text:span text:style-name="T72">is </text:span><text:span text:style-name="T71">based on the classic table analysis. </text:span><text:span text:style-name="T72">G</text:span><text:span text:style-name="T71">eneralised algorithm of top-down parsing without the use of predictive tables was described </text:span><text:span text:style-name="T72">earlier </text:span><text:span text:style-name="T71">in order to extend the class of languages processed by descent analyzers. This paper describes an approach to the creation of a table GLL-analyzer based on the proposed algorithm, which will later be used for abstract analyzer. This article describes an algorithm of generalized top-down analysis, </text:span><text:span text:style-name="T72">it's </text:span><text:span text:style-name="T71">modification</text:span><text:span text:style-name="T72">s</text:span><text:span text:style-name="T71">, and the results of the comparison with generalized bottom-up pars</text:span><text:span text:style-name="T72">ing </text:span><text:span text:style-name="T71">algorithm, which was implemented earlier.</text:span></text:p>
      <text:p text:style-name="P12"><text:span text:style-name="T57">Keywords</text:span><text:span text:style-name="T20">:</text:span> <text:span text:style-name="T58">generalized parsing, </text:span>GLL, <text:s/>RNGLR, <text:span text:style-name="T58">abstract parsing</text:span>, <text:span text:style-name="T58">string-embedded languages.</text:span></text:p>
      <text:p text:style-name="P14"/>
      <text:p text:style-name="P27">References</text:p>
      <text:p text:style-name="P22">[1] <text:span text:style-name="T66">Kyung-Goo D., Hyunha K., and Schmidt D. A.</text:span> Abstract parsing: Static analysis of dynamically generated string output using <text:span text:style-name="T53">LR</text:span> parsing technology // International Symposium on Static Analysis. – Berlin: Springer-Verlag, 2009, <text:span text:style-name="T53">p</text:span>. 256–272.</text:p>
      <text:p text:style-name="P22">[2] <text:span text:style-name="T69">Cayt YaccConstructor </text:span><text:span text:style-name="T52">[YaccConstructor project site]</text:span><text:span text:style-name="T69">.</text:span><text:span text:style-name="T74"> Adres v Internete </text:span><text:span text:style-name="T56">[Available at]</text:span><text:span text:style-name="T74">:</text:span> recursive-ascent.googlecode.com.</text:p>
      <text:p text:style-name="P22">[<text:span text:style-name="T59">3</text:span>] <text:span text:style-name="T66">Scott E., Johnstone A</text:span><text:span text:style-name="T67">.</text:span> <text:span text:style-name="T10">Right Nulled GLR Parsers // </text:span><text:span text:style-name="T11">ACM Transactions on Programming Languages and Systems,</text:span><text:span text:style-name="T33"> 2006, 28, 4, </text:span><text:span text:style-name="T34">p. </text:span><text:span text:style-name="T33">577– 618.</text:span></text:p>
      <text:p text:style-name="P22">[<text:span text:style-name="T59">4</text:span>] <text:span text:style-name="T66">Grigoriev S. </text:span><text:span text:style-name="T50">V.</text:span><text:span text:style-name="T66">, Kirilenko I. </text:span><text:span text:style-name="T50">A.</text:span> GLR-based abstract parsing // <text:span text:style-name="T42">Central &amp; Eastern European Software Engineering Conference in Russia. – <text:s/>New York : ACM, </text:span><text:span text:style-name="T53">2013</text:span><text:span text:style-name="T42">, </text:span><text:soft-page-break/><text:span text:style-name="T42">Article 5 , </text:span><text:span text:style-name="T53">p. </text:span><text:span text:style-name="T42">9.</text:span> </text:p>
      <text:p text:style-name="P22">[5] <text:span text:style-name="T66">Rosenkrantz D. J., Stearns R. E.</text:span> Properties of deterministic top down grammars // <text:span text:style-name="T53">S</text:span>ymposium on Theory of computing. – New York: ACM, 1969, <text:span text:style-name="T53">p</text:span><text:span text:style-name="T42">. </text:span>165-180.</text:p>
      <text:p text:style-name="P22">[<text:span text:style-name="T59">6</text:span>] <text:span text:style-name="T66">Alfred V. Aho, Monica S. Lam, Ravi Sethi, and Jeffrey D. Ullman</text:span>. Compilers: Principles, Techniques, and Tools. – Pearson Education, Inc, 2006.</text:p>
      <text:p text:style-name="P22">[<text:span text:style-name="T59">7</text:span>] <text:span text:style-name="T66">Mark-Jan Nederhof, Janos J. Sarbo.</text:span> Increasing the Applicability of LR Parsing // University of Nijmegen, Department of Computer Science.</text:p>
      <text:p text:style-name="P22">[<text:span text:style-name="T59">8</text:span>]<text:span text:style-name="T66"> Scott E., Johnstone A.</text:span> GLL Parsing // <text:span text:style-name="T70"><text:s/>Language Descriptions Tools and Applications. : Elsevier B.V., </text:span><text:span text:style-name="T54">2010,</text:span><text:span text:style-name="T70"> 253, 7, </text:span>p. 177–189.</text:p>
      <text:p text:style-name="P22">[<text:span text:style-name="T59">9</text:span>] <text:span text:style-name="T66">Masaru Tomita.</text:span> Eficient parsing for natural language: a fast algorithm for practical systems. – Boston: Kluwer Academic Publishers, 1986.</text:p>
      <text:p text:style-name="P22">[<text:span text:style-name="T59">10</text:span>] <text:span text:style-name="T69">Cayt</text:span><text:span text:style-name="T74"> </text:span><text:span text:style-name="T66">ANTLR </text:span><text:span text:style-name="T52">[ANTLR project site]</text:span><text:span text:style-name="T66">.</text:span><text:span text:style-name="T74"> Adres v Internete </text:span><text:span text:style-name="T56">[Available at]</text:span><text:span text:style-name="T74">:</text:span> http://www.antlr.org/.</text:p>
      <text:p text:style-name="P22">[11]<text:span text:style-name="T66"> Scott </text:span><text:span text:style-name="T51">E.,</text:span><text:span text:style-name="T66"> Johnstone A., Economopoulos R.</text:span> BRNGLR: a cubic Tomita-style GLR parsing algorithm // "Acta Informatica", 2007, 44, p 427— 461.</text:p>
      <text:p text:style-name="P22">[12] <text:span text:style-name="T66">Scott E., Johnstone A</text:span>. Generalized bottom up parsers with reduced stack activity // The Computer Journal, 2005, 48, 5, p. 565-587.</text:p>
      <text:p text:style-name="P22">[13] <text:span text:style-name="T66">R</text:span><text:span text:style-name="T49">ekers</text:span><text:span text:style-name="T66"> J. G.</text:span> Parser generation for interactive environments. Ph.D. thesis. – <text:span text:style-name="T55">Amsterdam, </text:span>1992, Universty of Amsterdam.</text:p>
      <text:p text:style-name="P22">[14] <text:span text:style-name="T66">Scott E., Johnstone A.</text:span> GLL parse-tree generation // 2013 In : Science of Computer Programming. 78, 10, p. 1828–1844.</text:p>
      <text:p text:style-name="P22">[15]<text:span text:style-name="T68"> Johnstone A., Scott E.</text:span><text:span text:style-name="T42"> Modelling GLL parser implementations // </text:span><text:span text:style-name="T55">I</text:span><text:span text:style-name="T42">nternational conference on Software language engineering. – Berlin: Springer-Verlag, 2010, </text:span><text:span text:style-name="T55">p. </text:span><text:span text:style-name="T42">42-61.</text:span></text:p>
      <text:p text:style-name="P36"><text:span text:style-name="T6">[16] </text:span><text:span text:style-name="T7">Syme D., Granicz A., and Cisternino A</text:span><text:span text:style-name="T6">. Expert F#: Apress, 2007, </text:span><text:span text:style-name="T8">p.</text:span><text:span text:style-name="T35"> 609</text:span><text:span text:style-name="T6">.</text:span></text:p>
      <text:p text:style-name="P22">[17] <text:span text:style-name="T66">Economopoulos R. </text:span><text:span text:style-name="T51">G.</text:span> Generalised LR parsing algorithms. Department of Computer Science, Royal Holloway, University of London, 2006, p 232.</text:p>
      <text:p text:style-name="P22">[18] <text:span text:style-name="T69">Verbitskaya E. A.</text:span><text:span text:style-name="T74"> Diagnostika oshibok pri analize vstroennykh yazykov </text:span><text:span text:style-name="T56">[Error detection in string-embedded languages]</text:span><text:span text:style-name="T74">. Kursovaya rabota </text:span><text:span text:style-name="T56">[Course work]</text:span><text:span text:style-name="T74">. – Sankt-Peterburg, 2014, Sankt-Peterburgskiy gosudarstvennyy universitet </text:span><text:span text:style-name="T56">[Saint-Petersburg </text:span><text:soft-page-break/><text:span text:style-name="T56">State University]</text:span><text:span text:style-name="T7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MS Mincho" svg:font-family="'MS Mincho', 'ＭＳ 明朝'"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style:contextual-spacing="false" fo:text-align="center" style:justify-single-word="false" fo:orphans="2" fo:widows="2"/>
      <style:text-properties style:use-window-font-color="true"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note"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Bullet_20_Symbols" style:display-name="Bullet Symbols" style:family="text">
      <style:text-properties style:font-name="Times New Roman" fo:font-family="'Times New Roman'" style:font-family-generic="roman" style:font-pitch="variable"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12:18:57.211000000</meta:creation-date>
    <dc:date>2015-01-20T13:19:42.586000000</dc:date>
    <meta:editing-duration>P1DT23H55M45S</meta:editing-duration>
    <meta:editing-cycles>39</meta:editing-cycles>
    <meta:generator>LibreOffice/4.2.5.2$Windows_x86 LibreOffice_project/6ff819b65674ae6c83f3cbab9e4a4c2b292a7a94</meta:generator>
    <meta:document-statistic meta:table-count="0" meta:image-count="0" meta:object-count="0" meta:page-count="3" meta:paragraph-count="25" meta:word-count="562" meta:character-count="3999" meta:non-whitespace-character-count="3452"/>
  </office:meta>
</office:document-meta>
</file>